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38])" office:value-type="float" office:value="0.0000286941607002485" calcext:value-type="float">
            <text:p>2.86941607002485E-05</text:p>
          </table:table-cell>
          <table:table-cell table:formula="of:=AVERAGE([.N2:.N238])" office:value-type="float" office:value="0.0000461786605813379" calcext:value-type="float">
            <text:p>4.61786605813379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3:41:00.6414074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1-02T23:43:45.517298479</dc:date>
    <meta:editing-duration>P1DT1H57M10S</meta:editing-duration>
    <meta:editing-cycles>159</meta:editing-cycles>
    <meta:generator>LibreOffice/7.2.4.1$Linux_X86_64 LibreOffice_project/20$Build-1</meta:generator>
    <meta:document-statistic meta:table-count="1" meta:cell-count="3774" meta:object-count="0"/>
  </office:meta>
</office:document-meta>
</file>